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668cm" fo:min-width="0.3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67cm" fo:min-width="0.3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67cm" fo:min-width="0.49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6cm" fo:min-width="0.278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28cm" fo:min-width="0.42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28cm" fo:min-width="0.49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458cm" fo:min-width="0.278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528cm" fo:min-width="0.208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388cm" fo:min-width="0.20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388cm" fo:min-width="0.138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458cm" fo:min-width="0.137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458cm" fo:min-width="0.138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316cm" fo:min-width="0.06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388cm" fo:min-width="0.278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246cm" fo:min-width="0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246cm" fo:min-width="0.066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316cm" fo:min-width="0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308cm" fo:min-width="0.138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316cm" fo:min-width="0.138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fill="none" draw:fill-color="#eeeee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202cm" svg:height="1.298cm" draw:transform="skewX (-0.0568977336150151) rotate (-0.0570722665402139) translate (13.1cm 2.8cm)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3cm" svg:x="9.2cm" svg:y="5.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4cm" svg:height="1.3cm" svg:x="16cm" svg:y="5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.2cm" svg:x="5.7cm" svg:y="7.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cm" svg:height="1.1cm" svg:x="11.7cm" svg:y="7.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cm" svg:height="1.1cm" svg:x="16.2cm" svg:y="8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cm" svg:x="3.4cm" svg:y="10.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1cm" svg:height="1cm" svg:x="7.2cm" svg:y="10.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.1cm" svg:x="10.4cm" svg:y="10cm">
          <text:p text:style-name="P1">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cm" svg:x="12.1cm" svg:y="10.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.1cm" svg:x="13.8cm" svg:y="10.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cm" svg:x="1.8cm" svg:y="12.6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1cm" svg:height="1cm" svg:x="3.4cm" svg:y="12.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.1cm" svg:x="5cm" svg:y="12.5cm">
          <text:p text:style-name="P1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1cm" svg:height="1cm" svg:x="6.6cm" svg:y="12.6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.1cm" svg:x="8.4cm" svg:y="12.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0.9cm" svg:x="11cm" svg:y="12.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9cm" svg:height="0.9cm" svg:x="12.634cm" svg:y="12.53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0.9cm" svg:x="14.1cm" svg:y="12.6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899cm" svg:height="1cm" svg:x="3.001cm" svg:y="15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9cm" svg:height="0.9cm" svg:x="5.3cm" svg:y="15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cm" svg:x="8.5cm" svg:y="15.6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cm" svg:height="1cm" svg:x="11cm" svg:y="15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9cm" svg:height="1cm" svg:x="12.8cm" svg:y="15.6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2.4cm" svg:y="1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3.7cm" svg:y="17.99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9cm" svg:height="0.9cm" svg:x="4.8cm" svg:y="17.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0.9cm" svg:x="6.2cm" svg:y="17.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1cm" svg:height="0.9cm" svg:x="7.6cm" svg:y="17.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7cm" svg:height="0.7cm" svg:x="1.6cm" svg:y="19.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7cm" svg:height="0.7cm" svg:x="2.8cm" svg:y="19.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cm" svg:height="0.7cm" svg:x="3.9cm" svg:y="19.8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cm" svg:height="0.7cm" svg:x="5.5cm" svg:y="19.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cm" svg:height="0.7cm" svg:x="6.9cm" svg:y="19.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cm" svg:height="0.7cm" svg:x="8.1cm" svg:y="19.8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7cm" svg:height="0.8cm" svg:x="1.6cm" svg:y="21.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2.7cm" svg:y="21.9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4.5cm" svg:y="21.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9cm" svg:height="0.788cm" svg:x="6cm" svg:y="2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9cm" svg:height="0.8cm" svg:x="7.3cm" svg:y="22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cm" svg:height="0.7cm" svg:x="4.4cm" svg:y="24.1cm">
          <text:p text:style-name="P1">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cm" svg:height="0.7cm" svg:x="6cm" svg:y="24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3.1cm" svg:y1="3.7cm" svg:x2="10.2cm" svg:y2="5.3cm">
          <text:p/>
        </draw:line>
        <draw:line draw:style-name="gr21" draw:text-style-name="P3" draw:layer="layout" svg:x1="14.3cm" svg:y1="3.7cm" svg:x2="16.3cm" svg:y2="5.4cm">
          <text:p/>
        </draw:line>
        <draw:line draw:style-name="gr21" draw:text-style-name="P3" draw:layer="layout" svg:x1="16.8cm" svg:y1="6.7cm" svg:x2="16.9cm" svg:y2="8cm">
          <text:p/>
        </draw:line>
        <draw:line draw:style-name="gr21" draw:text-style-name="P3" draw:layer="layout" svg:x1="9.2cm" svg:y1="6.2cm" svg:x2="6.5cm" svg:y2="7.9cm">
          <text:p/>
        </draw:line>
        <draw:line draw:style-name="gr21" draw:text-style-name="P3" draw:layer="layout" svg:x1="10.3cm" svg:y1="6.2cm" svg:x2="12.1cm" svg:y2="7.9cm">
          <text:p/>
        </draw:line>
        <draw:line draw:style-name="gr21" draw:text-style-name="P3" draw:layer="layout" svg:x1="5.8cm" svg:y1="8.7cm" svg:x2="4.1cm" svg:y2="10.1cm">
          <text:p/>
        </draw:line>
        <draw:line draw:style-name="gr21" draw:text-style-name="P3" draw:layer="layout" svg:x1="6.7cm" svg:y1="8.7cm" svg:x2="7.6cm" svg:y2="10.1cm">
          <text:p/>
        </draw:line>
        <draw:line draw:style-name="gr21" draw:text-style-name="P3" draw:layer="layout" svg:x1="12cm" svg:y1="8.9cm" svg:x2="11.1cm" svg:y2="10cm">
          <text:p/>
        </draw:line>
        <draw:line draw:style-name="gr22" draw:text-style-name="P4" draw:layer="layout" svg:x1="12.5cm" svg:y1="9cm" svg:x2="12.6cm" svg:y2="10.1cm">
          <text:p/>
        </draw:line>
        <draw:line draw:style-name="gr21" draw:text-style-name="P3" draw:layer="layout" svg:x1="12.9cm" svg:y1="8.7cm" svg:x2="14.2cm" svg:y2="10.2cm">
          <text:p/>
        </draw:line>
        <draw:line draw:style-name="gr21" draw:text-style-name="P3" draw:layer="layout" svg:x1="12.3cm" svg:y1="11cm" svg:x2="11.6cm" svg:y2="12.6cm">
          <text:p/>
        </draw:line>
        <draw:line draw:style-name="gr21" draw:text-style-name="P3" draw:layer="layout" svg:x1="13.1cm" svg:y1="12.6cm" svg:x2="12.8cm" svg:y2="11cm">
          <text:p/>
        </draw:line>
        <draw:line draw:style-name="gr21" draw:text-style-name="P3" draw:layer="layout" svg:x1="14.4cm" svg:y1="11.2cm" svg:x2="14.6cm" svg:y2="12.7cm">
          <text:p/>
        </draw:line>
        <draw:line draw:style-name="gr21" draw:text-style-name="P3" draw:layer="layout" svg:x1="3.5cm" svg:y1="10.9cm" svg:x2="2.4cm" svg:y2="12.6cm">
          <text:p/>
        </draw:line>
        <draw:line draw:style-name="gr21" draw:text-style-name="P3" draw:layer="layout" svg:x1="3.9cm" svg:y1="11.1cm" svg:x2="3.9cm" svg:y2="12.6cm">
          <text:p/>
        </draw:line>
        <draw:line draw:style-name="gr21" draw:text-style-name="P3" draw:layer="layout" svg:x1="4.4cm" svg:y1="10.8cm" svg:x2="5.5cm" svg:y2="12.6cm">
          <text:p/>
        </draw:line>
        <draw:line draw:style-name="gr21" draw:text-style-name="P3" draw:layer="layout" svg:x1="7.6cm" svg:y1="11.1cm" svg:x2="7.2cm" svg:y2="12.7cm">
          <text:p/>
        </draw:line>
        <draw:line draw:style-name="gr21" draw:text-style-name="P3" draw:layer="layout" svg:x1="8.1cm" svg:y1="11cm" svg:x2="8.9cm" svg:y2="12.7cm">
          <text:p/>
        </draw:line>
        <draw:line draw:style-name="gr21" draw:text-style-name="P3" draw:layer="layout" svg:x1="8.9cm" svg:y1="13.7cm" svg:x2="9cm" svg:y2="15.7cm">
          <text:p/>
        </draw:line>
        <draw:line draw:style-name="gr21" draw:text-style-name="P3" draw:layer="layout" svg:x1="11.5cm" svg:y1="13.5cm" svg:x2="11.5cm" svg:y2="15.5cm">
          <text:p/>
        </draw:line>
        <draw:line draw:style-name="gr21" draw:text-style-name="P3" draw:layer="layout" svg:x1="13.1cm" svg:y1="13.4cm" svg:x2="13.2cm" svg:y2="15.7cm">
          <text:p/>
        </draw:line>
        <draw:line draw:style-name="gr21" draw:text-style-name="P3" draw:layer="layout" svg:x1="3.8cm" svg:y1="13.5cm" svg:x2="3.4cm" svg:y2="15.7cm">
          <text:p/>
        </draw:line>
        <draw:line draw:style-name="gr21" draw:text-style-name="P3" draw:layer="layout" svg:x1="4.3cm" svg:y1="13.3cm" svg:x2="5.6cm" svg:y2="15.7cm">
          <text:p/>
        </draw:line>
        <draw:line draw:style-name="gr21" draw:text-style-name="P3" draw:layer="layout" svg:x1="3.2cm" svg:y1="16.5cm" svg:x2="2.6cm" svg:y2="18.1cm">
          <text:p/>
        </draw:line>
        <draw:line draw:style-name="gr21" draw:text-style-name="P3" draw:layer="layout" svg:x1="3.7cm" svg:y1="16.5cm" svg:x2="4cm" svg:y2="18.1cm">
          <text:p/>
        </draw:line>
        <draw:line draw:style-name="gr21" draw:text-style-name="P3" draw:layer="layout" svg:x1="2.5cm" svg:y1="18.7cm" svg:x2="1.9cm" svg:y2="19.8cm">
          <text:p/>
        </draw:line>
        <draw:line draw:style-name="gr21" draw:text-style-name="P3" draw:layer="layout" svg:x1="2.9cm" svg:y1="18.8cm" svg:x2="3.2cm" svg:y2="19.8cm">
          <text:p/>
        </draw:line>
        <draw:line draw:style-name="gr21" draw:text-style-name="P3" draw:layer="layout" svg:x1="4.1cm" svg:y1="18.8cm" svg:x2="4.3cm" svg:y2="19.8cm">
          <text:p/>
        </draw:line>
        <draw:line draw:style-name="gr21" draw:text-style-name="P3" draw:layer="layout" svg:x1="5.5cm" svg:y1="16.4cm" svg:x2="5.2cm" svg:y2="17.9cm">
          <text:p/>
        </draw:line>
        <draw:line draw:style-name="gr21" draw:text-style-name="P3" draw:layer="layout" svg:x1="5.9cm" svg:y1="16.5cm" svg:x2="6.6cm" svg:y2="17.9cm">
          <text:p/>
        </draw:line>
        <draw:line draw:style-name="gr21" draw:text-style-name="P3" draw:layer="layout" svg:x1="6.2cm" svg:y1="16.2cm" svg:x2="8cm" svg:y2="17.9cm">
          <text:p/>
        </draw:line>
        <draw:line draw:style-name="gr21" draw:text-style-name="P3" draw:layer="layout" svg:x1="6.4cm" svg:y1="18.7cm" svg:x2="5.9cm" svg:y2="19.9cm">
          <text:p/>
        </draw:line>
        <draw:line draw:style-name="gr21" draw:text-style-name="P3" draw:layer="layout" svg:x1="7cm" svg:y1="18.7cm" svg:x2="7.3cm" svg:y2="19.9cm">
          <text:p/>
        </draw:line>
        <draw:line draw:style-name="gr21" draw:text-style-name="P3" draw:layer="layout" svg:x1="8.2cm" svg:y1="18.8cm" svg:x2="8.5cm" svg:y2="19.9cm">
          <text:p/>
        </draw:line>
        <draw:line draw:style-name="gr21" draw:text-style-name="P3" draw:layer="layout" svg:x1="1.9cm" svg:y1="20.5cm" svg:x2="1.9cm" svg:y2="21.9cm">
          <text:p/>
        </draw:line>
        <draw:line draw:style-name="gr21" draw:text-style-name="P3" draw:layer="layout" svg:x1="3.1cm" svg:y1="20.5cm" svg:x2="3.1cm" svg:y2="21.9cm">
          <text:p/>
        </draw:line>
        <draw:line draw:style-name="gr21" draw:text-style-name="P3" draw:layer="layout" svg:x1="7.4cm" svg:y1="20.5cm" svg:x2="7.7cm" svg:y2="22.1cm">
          <text:p/>
        </draw:line>
        <draw:line draw:style-name="gr21" draw:text-style-name="P3" draw:layer="layout" svg:x1="5.7cm" svg:y1="20.4cm" svg:x2="5cm" svg:y2="22cm">
          <text:p/>
        </draw:line>
        <draw:line draw:style-name="gr21" draw:text-style-name="P3" draw:layer="layout" svg:x1="6.2cm" svg:y1="20.4cm" svg:x2="6.5cm" svg:y2="22cm">
          <text:p/>
        </draw:line>
        <draw:line draw:style-name="gr21" draw:text-style-name="P3" draw:layer="layout" svg:x1="4.9cm" svg:y1="22.7cm" svg:x2="4.8cm" svg:y2="24.1cm">
          <text:p/>
        </draw:line>
        <draw:line draw:style-name="gr21" draw:text-style-name="P3" draw:layer="layout" svg:x1="6.4cm" svg:y1="22.8cm" svg:x2="6.4cm" svg:y2="2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17:32:22.334533637</meta:creation-date>
    <dc:date>2020-04-25T22:49:44.023067922</dc:date>
    <meta:editing-duration>P1DT4H15M47S</meta:editing-duration>
    <meta:editing-cycles>1</meta:editing-cycles>
    <meta:document-statistic meta:object-count="83"/>
    <meta:generator>LibreOffice/6.0.7.3$Linux_X86_64 LibreOffice_project/00m0$Build-3</meta:generator>
  </office:meta>
</office:document-meta>
</file>